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3E00000169E76E042198447BC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948cm" svg:x="1cm" svg:y="8.875cm">
          <draw:image xlink:href="Pictures/100002010000023E00000169E76E042198447BC8.png" xlink:type="simple" xlink:show="embed" xlink:actuate="onLoad" loext:mime-type="image/png">
            <text:p/>
          </draw:image>
        </draw:frame>
        <draw:custom-shape draw:style-name="gr2" draw:text-style-name="P2" draw:layer="layout" svg:width="0.9cm" svg:height="0.7cm" svg:x="11.221cm" svg:y="10.6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7cm" svg:x="11.321cm" svg:y="10.6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7cm" svg:x="10.621cm" svg:y="11.8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7cm" svg:x="11.321cm" svg:y="14.6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7cm" svg:x="7.021cm" svg:y="12.5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7cm" svg:x="7.021cm" svg:y="17.5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7cm" svg:x="12.221cm" svg:y="16.76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04cm" svg:height="0.988cm" svg:x="10.8cm" svg:y="10.5cm">
          <draw:text-box>
            <text:p>GET /</text:p>
          </draw:text-box>
        </draw:frame>
        <draw:frame draw:style-name="gr3" draw:text-style-name="P3" draw:layer="layout" svg:width="2.204cm" svg:height="0.988cm" svg:x="10.8cm" svg:y="14.4cm">
          <draw:text-box>
            <text:p>GET /</text:p>
          </draw:text-box>
        </draw:frame>
        <draw:frame draw:style-name="gr4" draw:text-style-name="P5" draw:layer="layout" svg:width="4.4cm" svg:height="1.411cm" svg:x="5.3cm" svg:y="11.7cm">
          <draw:text-box>
            <text:p text:style-name="P4">Response : SET</text:p>
            <text:p text:style-name="P4">ID = 1</text:p>
          </draw:text-box>
        </draw:frame>
        <draw:frame draw:style-name="gr4" draw:text-style-name="P5" draw:layer="layout" svg:width="4.4cm" svg:height="1cm" svg:x="9.5cm" svg:y="11.7cm">
          <draw:text-box>
            <text:p text:style-name="P4">Response : SET</text:p>
          </draw:text-box>
        </draw:frame>
        <draw:frame draw:style-name="gr4" draw:text-style-name="P5" draw:layer="layout" svg:width="4.4cm" svg:height="1.411cm" svg:x="5.3cm" svg:y="11.701cm">
          <draw:text-box>
            <text:p text:style-name="P4">Response : SET</text:p>
            <text:p text:style-name="P4">ID = 1</text:p>
          </draw:text-box>
        </draw:frame>
        <draw:frame draw:style-name="gr4" draw:text-style-name="P5" draw:layer="layout" svg:width="4.4cm" svg:height="1.411cm" svg:x="5.3cm" svg:y="16.701cm">
          <draw:text-box>
            <text:p text:style-name="P4">Response : SET</text:p>
            <text:p text:style-name="P4">ID = 2</text:p>
          </draw:text-box>
        </draw:frame>
        <draw:frame draw:style-name="gr3" draw:text-style-name="P7" draw:layer="layout" svg:width="1.916cm" svg:height="0.831cm" svg:x="10.6cm" svg:y="12.6cm">
          <draw:text-box>
            <text:p text:style-name="P6">ID =1</text:p>
          </draw:text-box>
        </draw:frame>
        <draw:frame draw:style-name="gr4" draw:text-style-name="P5" draw:layer="layout" svg:width="4.4cm" svg:height="1cm" svg:x="9.5cm" svg:y="16.701cm">
          <draw:text-box>
            <text:p text:style-name="P4">Response : SET</text:p>
          </draw:text-box>
        </draw:frame>
        <draw:frame draw:style-name="gr3" draw:text-style-name="P7" draw:layer="layout" svg:width="1.916cm" svg:height="0.831cm" svg:x="10.6cm" svg:y="17.701cm">
          <draw:text-box>
            <text:p text:style-name="P6">ID =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19-11-20T17:12:26.919752991</dc:date>
    <meta:editing-duration>PT10M59S</meta:editing-duration>
    <meta:editing-cycles>1</meta:editing-cycles>
    <meta:generator>LibreOffice/6.3.3.2.0$Linux_X86_64 LibreOffice_project/efd344762d9d19af2cac84c1651e18355008a6ed</meta:generator>
    <meta:document-statistic meta:object-count="17"/>
  </office:meta>
</office:document-meta>
</file>